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A500000117DE46A1C3.png" manifest:media-type="image/png"/>
  <manifest:file-entry manifest:full-path="Pictures/100002010000012E00000146AA5B5484.png" manifest:media-type="image/png"/>
  <manifest:file-entry manifest:full-path="Pictures/100002010000027C000001BA28E365F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1.535cm" svg:height="8.016cm" svg:x="0.265cm" svg:y="0.2cm">
          <draw:image xlink:href="Pictures/100002010000027C000001BA28E365F9.png" xlink:type="simple" xlink:show="embed" xlink:actuate="onLoad">
            <text:p/>
          </draw:image>
        </draw:frame>
        <draw:frame draw:style-name="gr1" draw:text-style-name="P1" draw:layer="layout" svg:width="5.552cm" svg:height="5.993cm" svg:x="7.6cm" svg:y="1.8cm">
          <draw:image xlink:href="Pictures/100002010000012E00000146AA5B5484.png" xlink:type="simple" xlink:show="embed" xlink:actuate="onLoad">
            <text:p/>
          </draw:image>
        </draw:frame>
        <draw:frame draw:style-name="gr2" draw:text-style-name="P1" draw:layer="layout" svg:width="3.465cm" svg:height="5.859cm" svg:x="13cm" svg:y="2.822cm">
          <draw:image xlink:href="Pictures/10000201000000A500000117DE46A1C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5-10T00:19:23.859347760</dc:date>
    <dc:creator>Mitsuaki Kawamura</dc:creator>
    <meta:editing-duration>PT40S</meta:editing-duration>
    <meta:editing-cycles>3</meta:editing-cycles>
    <meta:generator>LibreOffice/4.2.8.2$Linux_x86 LibreOffice_project/420m0$Build-2</meta:generator>
    <meta:document-statistic meta:object-count="3"/>
  </office:meta>
</office:document-meta>
</file>